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0f13a" officeooo:paragraph-rsid="0000f13a"/>
    </style:style>
    <style:style style:name="P2" style:family="paragraph" style:parent-style-name="Text_20_body">
      <style:text-properties officeooo:rsid="0000f13a" officeooo:paragraph-rsid="0001ef9e"/>
    </style:style>
    <style:style style:name="P3" style:family="paragraph" style:parent-style-name="Text_20_body">
      <style:text-properties officeooo:paragraph-rsid="0001ef9e"/>
    </style:style>
    <style:style style:name="P4" style:family="paragraph" style:parent-style-name="Text_20_body">
      <style:text-properties fo:font-weight="bold" officeooo:rsid="00020385" officeooo:paragraph-rsid="00020385" style:font-weight-asian="bold" style:font-weight-complex="bold"/>
    </style:style>
    <style:style style:name="P5" style:family="paragraph" style:parent-style-name="Text_20_body">
      <style:paragraph-properties fo:break-before="page"/>
      <style:text-properties fo:font-weight="bold" officeooo:rsid="00020385" officeooo:paragraph-rsid="00020385" style:font-weight-asian="bold" style:font-weight-complex="bold"/>
    </style:style>
    <style:style style:name="T1" style:family="text">
      <style:text-properties officeooo:rsid="0001ef9e"/>
    </style:style>
    <style:style style:name="T2" style:family="text">
      <style:text-properties officeooo:rsid="00020385"/>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taliano</text:p>
      <text:p text:style-name="P2">Negli ultimi anni, si è assistito a una trasformazione epocale nel paradigma di sviluppo delle applicazioni desktop, il quale si è mosso con determinazione verso un'architettura basata sul web. Questa transizione ha visto la sostituzione delle tradizionali applicazioni <text:span text:style-name="T1">desktop </text:span>Win32 <text:span text:style-name="T1">o Java</text:span> con soluzioni web, <text:span text:style-name="T1">basate sul linguaggio </text:span>di programmazione JavaScript <text:span text:style-name="T1">e sulle varie soluzioni che vi ruotano attorno</text:span>. Parallelamente, il campo delle applicazioni per dispositivi mobili ha abbracciato <text:span text:style-name="T1">strumenti cross-platform con</text:span> strumenti come React Native, consentendo la realizzazione di app <text:span text:style-name="T1">eseguibili sia su dispositivi Android che iOS, condividendo la stessa codebase e riducendo i costi e i tempi di sviluppo: ancora una volta queste tecnologie sono basate su JavaScript.</text:span></text:p>
      <text:p text:style-name="P3"><text:span text:style-name="T1">JavaScript è quindi passato dall’essere un linguaggio per pagine web ad un linguaggio “general purpose”. Questo ha reso necessaria l’introduzione di nuove features nel linguaggio, come ad esempio WebRTC e WebAudio. La prima </text:span>è stat<text:span text:style-name="T1">a</text:span> sviluppat<text:span text:style-name="T1">a</text:span> per consentire la comunicazione in tempo reale tra browser senza la necessità di plugin o applicazioni esterne. È stat<text:span text:style-name="T1">a</text:span> creat<text:span text:style-name="T1">a</text:span> per facilitare la condivisione di audio, video e dati tra gli utenti, consentendo la creazione di applicazioni di videochiamata, chat, condivisione di file e molto altro direttamente nel browser. <text:span text:style-name="T1">La seconda </text:span>è una tecnologia che mira a fornire un framework per la manipolazione e la gestione dei contenuti audio all'interno del browser. Attraverso WebAudio, gli sviluppatori possono creare e modificare suoni, applicare effetti e creare esperienze audio interattive.</text:p>
      <text:p text:style-name="P2"><text:span text:style-name="T1">L</text:span>'avvento della pandemia da COVID-19 ha avuto un effetto catalizzatore sull'adozione di <text:span text:style-name="T1">queste due</text:span> tecnologie emergenti, le quali sono state prontamente adottate per facilitare la comunicazione e la gestione dei contenuti audio in ambito online.</text:p>
      <text:p text:style-name="P1">Nonostante questi notevoli progressi, si avverte ancora la necessità di un approccio più sofisticato ed efficiente per eseguire algoritmi complessi direttamente all'interno del browser. Ed è proprio in questa prospettiva che entra in gioco WebAssembly, un<text:span text:style-name="T1">a </text:span>tecnologia che consente l'esecuzione di codice ad alte prestazioni, sviluppata appositamente per il web. </text:p>
      <text:p text:style-name="P1">La tesi si propone di indagare approfonditamente la possibilità di sfruttare le tecnologie web consolidate per realizzare un algoritmo di audio fingerprinting e <text:span text:style-name="T2">matching,</text:span> che possa operare direttamente nel browser. L'obiettivo primario di questo studio è quello di valutare l'effettiva fattibilità di questa realizzazione, tenendo conto sia delle limitazioni intrinseche che delle potenzialità delle tecnologie web esistenti. A tal fine, verrà condotta un'analisi dello stato dell'arte nel campo dell'audio fingerprinting, al fine di comprendere appieno le metodologie e le soluzioni esistenti. Inoltre, saranno esplorate le modalità di integrazione di tali tecniche in un ambiente web, valutando criticamente le prestazioni e le limitazioni che potrebbero emergere.</text:p>
      <text:p text:style-name="P1">I risultati ottenuti da questa ricerca promettono di fornire nuove prospettive per lo sviluppo di applicazioni audio avanzate basate sul web, aprendo le porte a possibili futuri sviluppi e applicazioni nell'ambito del riconoscimento audio in tempo reale all'interno del browser.</text:p>
      <text:p text:style-name="P1"/>
      <text:p text:style-name="P5">Inglese</text:p>
      <text:p text:style-name="P4"><text:span text:style-name="T3">In recent years, there has been a monumental shift in the development paradigm of desktop applications, with a strong inclination towards a web-based architecture. This transition has witnessed the replacement of traditional Win32 or Java desktop applications with web-based solutions, powered by the JavaScript programming language and its various surrounding technologies. Simultaneously, the realm of mobile applications has embraced cross-platform tools like React Native, enabling the creation of apps that run seamlessly on both Android and iOS devices, sharing the same codebase and reducing development costs and time. Once again, these technologies rely on JavaScript.</text:span></text:p>
      <text:p text:style-name="P4"><text:span text:style-name="T3"/></text:p>
      <text:p text:style-name="P4"><text:span text:style-name="T3">JavaScript has evolved from being a language solely for web pages to a "general-purpose" language. This expansion has led to the introduction of new features to the language, such as WebRTC and WebAudio. The former has been developed to enable real-time communication between browsers without the need for plugins or external applications. It facilitates the sharing of audio, video, and data among users, enabling the creation of video calling, chat, file sharing and other applications directly within the browser. The latter is a technology aimed at providing a framework for manipulating and managing audio content within the browser. Through WebAudio, developers can create and modify sounds, apply effects, and craft interactive audio experiences.</text:span></text:p>
      <text:p text:style-name="P4"><text:span text:style-name="T3"/></text:p>
      <text:p text:style-name="P4"><text:span text:style-name="T3">The advent of the COVID-19 pandemic has acted as a catalyst in the adoption of these emerging technologies, as they were promptly embraced to facilitate communication and manage audio content in the online realm. Despite these remarkable advancements, there is still a need for a more sophisticated and efficient approach to execute complex algorithms directly within the browser. This is where WebAssembly comes into play, a technology that enables high-performance code execution, specifically designed for the web.</text:span></text:p>
      <text:p text:style-name="P4"><text:span text:style-name="T3"/></text:p>
      <text:p text:style-name="P4"><text:span text:style-name="T3">This thesis aims to thoroughly investigate the feasibility of leveraging established web technologies to realize an audio fingerprinting and matching algorithm that can operate directly within the browser. The primary objective of this study is to assess the practicality of this implementation, taking into account both inherent limitations and potential of existing web technologies. To achieve this, an analysis of the state-of-the-art in the field of audio fingerprinting will be conducted, in order to fully comprehend existing methodologies and solutions. Additionally, the integration methods of these techniques within a web environment will be explored, critically evaluating performance and potential limitations that may arise.</text:span></text:p>
      <text:p text:style-name="P4"><text:span text:style-name="T3"/></text:p>
      <text:p text:style-name="P4"><text:span text:style-name="T3">The findings of this research hold the promise of providing new perspectives for the development of advanced audio applications based on the web, opening doors to possible future advancements and real-time audio recognition applications within the browser.</text:span></text:p>
      <text:p text:style-name="P4"><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11:25:20.524023826</meta:creation-date>
    <dc:date>2023-06-16T11:52:32.878592011</dc:date>
    <meta:editing-duration>PT6M51S</meta:editing-duration>
    <meta:editing-cycles>1</meta:editing-cycles>
    <meta:document-statistic meta:table-count="0" meta:image-count="0" meta:object-count="0" meta:page-count="2" meta:paragraph-count="13" meta:word-count="891" meta:character-count="6210" meta:non-whitespace-character-count="5331"/>
    <meta:generator>LibreOffice/7.0.4.2$Linux_X86_64 LibreOffice_project/00$Build-2</meta:generator>
  </office:meta>
</office:document-meta>
</file>